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pideh Data Preprocessing</text:p>
      <text:p text:style-name="P1"/>
      <text:p text:style-name="P4">Notes</text:p>
      <text:list xml:id="list1285931506" text:style-name="L1">
        <text:list-item>
          <text:p text:style-name="P5">TR = 2.4</text:p>
        </text:list-item>
        <text:list-item>
          <text:p text:style-name="P5">Acquire in ascending sequential order: 1 2 3 4 …</text:p>
        </text:list-item>
        <text:list-item>
          <text:p text:style-name="P5">audiospont_1 = rest</text:p>
        </text:list-item>
      </text:list>
      <text:p text:style-name="P1"/>
      <text:p text:style-name="P4">Resting State fMRI Data</text:p>
      <text:list xml:id="list66950136" text:style-name="L2">
        <text:list-item>
          <text:p text:style-name="P7">Use reslice_nii to convert .nii to .hdr/.img</text:p>
        </text:list-item>
        <text:list-item>
          <text:p text:style-name="P7">Use expand_nii_scan to convert 4D .hdr/.img into 3D .hdr/.img volumes</text:p>
        </text:list-item>
        <text:list-item>
          <text:p text:style-name="P7">Apply SPM8's “Realign (Est &amp; Res)” for motion correction. Align to mean EPI</text:p>
        </text:list-item>
        <text:list-item>
          <text:p text:style-name="P7">Apply SPM8's “Coregister” to align T1 to mean EPI</text:p>
        </text:list-item>
        <text:list-item>
          <text:p text:style-name="P7">Apply SPM8's “Segment” on T1 to create GM, WM, CSF probability masks</text:p>
        </text:list-item>
        <text:list-item>
          <text:p text:style-name="P7">Apply SPM8's “Normalize (Write)” to warp EPI volumes and T1</text:p>
        </text:list-item>
        <text:list-item>
          <text:p text:style-name="P7"><text:s text:c="3"/>Need to revise below...have a main...and have functions within preprocess folder</text:p>
        </text:list-item>
        <text:list-item>
          <text:p text:style-name="P7">Run preprocess.py:</text:p>
          <text:list>
            <text:list-item>
              <text:p text:style-name="P7">Bandpass filter all voxel timecourses at [0.01,0.1]</text:p>
            </text:list-item>
            <text:list-item>
              <text:p text:style-name="P7">Remove mean and divide by standard deviation for all time courses</text:p>
            </text:list-item>
            <text:list-item>
              <text:p text:style-name="P7">Load tissue mask</text:p>
            </text:list-item>
            <text:list-item>
              <text:p text:style-name="P7">Resample mask to fMRI space</text:p>
            </text:list-item>
            <text:list-item>
              <text:p text:style-name="P7">Regress out WM, CSF, motion confounds, and high variance voxels' signal from GM </text:p>
            </text:list-item>
            <text:list-item>
              <text:p text:style-name="P7">Load Yeo's refined template</text:p>
            </text:list-item>
            <text:list-item>
              <text:p text:style-name="P7">Resample Yeo's refined template to fMRI space</text:p>
            </text:list-item>
            <text:list-item>
              <text:p text:style-name="P7">Extract parcel timecourses</text:p>
            </text:list-item>
          </text:list>
        </text:list-item>
      </text:list>
      <text:p text:style-name="P2"/>
      <text:p text:style-name="P2">Note: Slice timing not applied since volumes resliced during step 1.</text:p>
      <text:p text:style-name="P2"/>
      <text:p text:style-name="P4">Diffusion MRI Data</text:p>
      <text:list xml:id="list304214905" text:style-name="L3">
        <text:list-item>
          <text:p text:style-name="P8">Use ?? to convert dicom to nii</text:p>
        </text:list-item>
        <text:list-item>
          <text:p text:style-name="P8">Apply SPM8's “Realign (Est &amp; Res)” for motion correction</text:p>
          <text:p text:style-name="P8"/>
        </text:list-item>
        <text:list-item>
          <text:p text:style-name="P8">???? normalization </text:p>
          <text:p text:style-name="P8"/>
        </text:list-item>
        <text:list-item>
          <text:p text:style-name="P8">Apply MEDINRIA to extract fibers and fiber cou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7T14:54:09</meta:creation-date>
    <dc:date>2011-12-14T15:46:06</dc:date>
    <meta:editing-duration>PT94H56M51S</meta:editing-duration>
    <meta:editing-cycles>7</meta:editing-cycles>
    <meta:generator>OpenOffice.org/3.2$Unix OpenOffice.org_project/320m12$Build-9483</meta:generator>
    <dc:creator>Bernard NG</dc:creator>
    <meta:document-statistic meta:table-count="0" meta:image-count="0" meta:object-count="0" meta:page-count="1" meta:paragraph-count="28" meta:word-count="219" meta:character-count="1213"/>
  </office:meta>
</office:document-meta>
</file>